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margin-top="0cm" fo:margin-bottom="0cm" loext:contextual-spacing="false" style:page-number="1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4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officeooo:rsid="001cbc25" officeooo:paragraph-rsid="001cbc25"/>
    </style:style>
    <style:style style:name="T1" style:family="text">
      <style:text-properties officeooo:rsid="001cbc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<text:bookmark text:name="_phugo1378v0a"/>Necessidades</text:p>
      <text:p text:style-name="P2"/>
      <text:list xml:id="list1213631038" text:style-name="WWNum1">
        <text:list-item>
          <text:p text:style-name="P3">N01: Gestão d<text:span text:style-name="T1">a Clinica </text:span></text:p>
        </text:list-item>
        <text:list-item>
          <text:p text:style-name="P3">N02: <text:span text:style-name="T1">Gestão do banho e tosa</text:span></text:p>
        </text:list-item>
        <text:list-item>
          <text:p text:style-name="P3">N03: <text:span text:style-name="T1">Gestão da Sala de cirurgias</text:span></text:p>
        </text:list-item>
        <text:list-item>
          <text:p text:style-name="P4">N04: Gestão Financeira </text:p>
        </text:list-item>
        <text:list-item>
          <text:p text:style-name="P4">N05: Gestão de estoque de banho e tosa e medição</text:p>
        </text:list-item>
        <text:list-item>
          <text:p text:style-name="P4">N06: Gestão de Funcionários 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2.54cm" fo:background-color="#ffffff" style:writing-mode="lr-tb" style:layout-grid-color="#c0c0c0" style:layout-grid-lines="26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4T09:01:11.654000000</dc:date>
    <meta:editing-duration>PT3M1S</meta:editing-duration>
    <meta:editing-cycles>1</meta:editing-cycles>
    <meta:document-statistic meta:table-count="0" meta:image-count="0" meta:object-count="0" meta:page-count="1" meta:paragraph-count="7" meta:word-count="40" meta:character-count="199" meta:non-whitespace-character-count="169"/>
    <meta:generator>LibreOffice/6.1.0.3$Windows_X86_64 LibreOffice_project/efb621ed25068d70781dc026f7e9c5187a4decd1</meta:generator>
  </office:meta>
</office:document-meta>
</file>